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f75ef" officeooo:paragraph-rsid="001f75ef" style:font-size-asian="16pt" style:font-size-complex="16pt"/>
    </style:style>
    <style:style style:name="P2" style:family="paragraph" style:parent-style-name="Standard">
      <style:text-properties fo:font-size="16pt" fo:font-weight="bold" officeooo:rsid="001f75ef" officeooo:paragraph-rsid="001f75e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0ab7f" officeooo:paragraph-rsid="0020ab7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20ab7f" officeooo:paragraph-rsid="0020ab7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0ab7f" officeooo:paragraph-rsid="0020ab7f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28499" style:font-size-asian="10.5pt" style:font-weight-asian="normal" style:font-size-complex="12pt" style:font-weight-complex="normal"/>
    </style:style>
    <style:style style:name="T3" style:family="text">
      <style:text-properties officeooo:rsid="00228499"/>
    </style:style>
    <style:style style:name="T4" style:family="text">
      <style:text-properties officeooo:rsid="00232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de Sousa Cipriano RA: 233228 <text:s/>Projeto – MC404</text:p>
      <text:p text:style-name="P1"/>
      <text:p text:style-name="P2">Algoritmo de multiplicação</text:p>
      <text:p text:style-name="P4"/>
      <text:p text:style-name="P4"><text:tab/>Considerando o multiplicando em a0, o multiplicador em a1 e o produto em s0, são feitos os seguintes passos:</text:p>
      <text:p text:style-name="P4"/>
      <text:p text:style-name="P4"><text:tab/>Verificar o valor do bit menos significativo de a1. Se igual a 1, soma o valor de a0 em s0. Se igual a 0, pula para a próxima etapa.</text:p>
      <text:p text:style-name="P4"><text:tab/>Deslocar os bits de a0, um bit para a esquerda. Deslocar os bits de a1, um bit para a direita.</text:p>
      <text:p text:style-name="P4"><text:tab/>Repetir os passos acima 32 vezes (tamanho da palavra do processador).<text:tab/></text:p>
      <text:p text:style-name="P4"/>
      <text:p text:style-name="P3">Algotitmo de Divisão</text:p>
      <text:p text:style-name="P3"/>
      <text:p text:style-name="P3"><text:tab/><text:span text:style-name="T1">Considerando o dividendo em a0, o divisor em a1, </text:span><text:span text:style-name="T2">o resto em t0</text:span><text:span text:style-name="T1"> e o quociente em s0, são feitos os seguintes passos:</text:span></text:p>
      <text:p text:style-name="P4"/>
      <text:p text:style-name="P4">Verifica divisão por zero testando se a1 é diferente de zero, <text:span text:style-name="T3">t0 recebe o resultado de a0 menos a1 <text:s/></text:span></text:p>
      <text:p text:style-name="P4"><text:span text:style-name="T3">S</text:span>e <text:span text:style-name="T3">t0 é maior ou igual a zero,</text:span> <text:span text:style-name="T4">desloca o quociente um bit à esquerda e soma</text:span> 1 ao bit menos significativo. Caso não seja, <text:s/><text:span text:style-name="T4">soma t0 com a1, desloca o quociente um bit à esquerda e soma 0 ao bit menos significativo. Desloca o divisor um bit a direita, repete os passos 32 veze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5:07:57.583729741</meta:creation-date>
    <dc:date>2022-06-30T16:43:07.165137964</dc:date>
    <meta:editing-duration>PT7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90" meta:character-count="998" meta:non-whitespace-character-count="806"/>
  </office:meta>
</office:document-meta>
</file>